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Bolton – 903013734</text:p>
      <text:p text:style-name="Standard"/>
      <text:list xml:id="list95374659362870872" text:style-name="L1">
        <text:list-item>
          <text:p text:style-name="P1">Pipelining.</text:p>
        </text:list-item>
        <text:list-item>
          <text:p text:style-name="P1">Instruction Level Parallelism – have non-dependent instructions that use different functional units (LD, ALU, FP, INT) execute simultaneously. Data Level Parallelism – Perform the same action simultaneously on multiple data that are not dependent on each other. Thread Level Parallelism – Run multiple flows of execution of a single process at the same time. Flynn's taxonomy relation: ILP involves MIMD (multiple instruction multiple data), and I suppose it could involve MISD (multiple instruction single data), but this classification of Flynn's Taxonomy is generally unused. Data Level Parallelism involves applying the same instructions to multiple data, so DLP applies the SIMD (single instruction multiple data) classification of Flynn's Taxonomy. TLP, I'm going to assume applies MIMD, as multithreaded processes can take up several different instructions and data operations that are not necessarily related to each other, but can communicate if needed. Vector-add would use DLP (SIMD) as we are applying the same add instruction to multiple data within the vector.</text:p>
        </text:list-item>
        <text:list-item>
          <text:p text:style-name="P1">Dark Silicon is the term that describes the fact that the number of transistors in a chip (per mm, say) are increasing. That is, the transistors are not only increasing in number, but becoming more dense. In addition, <text:s/>heat dissipation for the silicon has not decreased – meaning that while we have more transistors on a chip, not all of them can be powered on without ruining the chip. Dark Silicon refers to these transistors that cannot be powered on and it's sources are transistor density and not enough heat dissipation.</text:p>
        </text:list-item>
        <text:list-item>
          <text:p text:style-name="P1">DONE ON PAPER</text:p>
        </text:list-item>
        <text:list-item>
          <text:p text:style-name="P1">TODO</text:p>
        </text:list-item>
        <text:list-item>
          <text:p text:style-name="P1">TODO</text:p>
        </text:list-item>
        <text:list-item>
          <text:p text:style-name="P1">TODO</text:p>
        </text:list-item>
        <text:list-item>
          <text:p text:style-name="P1">The constant in Dennard scaling is power density – the amount of power per unit volume. Dennard scaling claims that as transistors get smaller, their power density, defined above, remains constant. It relates to Moore's law as follows: Moore's law postulates that the amount of transistors in a dense integrated circuit has doubled every two years. Dennard scaling and Moore's law are therefore related on the grounds of transistor size, exponential performance per watt of computing, and power density. The failure of Dennard scaling lies not in the ability to create smaller transistors, but the inability to decrease voltage and current (power density).</text:p>
        </text:list-item>
        <text:list-item>
          <text:p text:style-name="P1">In general, applications that can tolerate some level of imperfect results. For example – photo, video, and audio applications and commercial services such as Google's search algorithm and data mining. Photo and video applications need not provide perfect answers, for example, for every pixel on the screen. The human eye <text:s/>will not be able to tell a difference between RGB 255/255/255 and RGB 255/255/254. Commercial services, like Google's search engine, do not work off of an up-to-date database of web pages – and search results are not always “perfect”, but they do provide us with helpful enough results, usually helpful enough to find exactly what we're looking for.</text:p>
        </text:list-item>
        <text:list-item>
          <text:p text:style-name="P1">TODO</text:p>
        </text:list-item>
        <text:list-item>
          <text:p text:style-name="P1">TODO</text:p>
        </text:list-item>
      </text:list>
      <text:p text:style-name="Standard"><text:s text:c="6"/></text:p>
      <text:p text:style-name="Standard"/>
      <text:p text:style-name="Standard"/>
      <text:p text:style-name="Standard"/>
      <text:p text:style-name="Standard"/>
      <text:p text:style-name="Standard"/>
      <text:p text:style-name="Standard"/>
      <text:p text:style-name="Standard"><text:soft-page-break/>William Bolton - 903013734</text:p>
      <text:p text:style-name="Standard"/>
      <text:p text:style-name="Standard"><text:s text:c="7"/>12.</text:p>
      <text:p text:style-name="Standard"><text:tab/>Iteration<text:tab/>Instruction<text:tab/>Issue<text:tab/>Execute/Complete<text:tab/>Write result</text:p>
      <text:p text:style-name="Standard"><text:tab/>1<text:tab/><text:tab/>Load<text:tab/><text:tab/>1<text:tab/>4<text:tab/><text:tab/><text:tab/>5</text:p>
      <text:p text:style-name="Standard"><text:tab/>1<text:tab/><text:tab/>Divide<text:tab/><text:tab/>2<text:tab/>45<text:tab/><text:tab/><text:tab/>46</text:p>
      <text:p text:style-name="Standard"><text:tab/>1<text:tab/><text:tab/>Store<text:tab/><text:tab/>3<text:tab/>49<text:tab/><text:tab/><text:tab/>50</text:p>
      <text:p text:style-name="Standard"><text:tab/>2<text:tab/><text:tab/>Load<text:tab/><text:tab/>6<text:tab/>9<text:tab/><text:tab/><text:tab/>10</text:p>
      <text:p text:style-name="Standard"><text:tab/>2<text:tab/><text:tab/>Divide<text:tab/><text:tab/>7<text:tab/>46<text:tab/><text:tab/><text:tab/>47</text:p>
      <text:p text:style-name="Standard"><text:tab/>2<text:tab/><text:tab/>Store<text:tab/><text:tab/>8<text:tab/>50<text:tab/><text:tab/><text:tab/>5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7T14:41:08.95</meta:creation-date>
    <dc:date>2015-04-07T17:56:47.41</dc:date>
    <meta:editing-duration>PT47M59S</meta:editing-duration>
    <meta:editing-cycles>2</meta:editing-cycles>
    <meta:generator>OpenOffice/4.1.1$Win32 OpenOffice.org_project/411m6$Build-9775</meta:generator>
    <meta:document-statistic meta:table-count="0" meta:image-count="0" meta:object-count="0" meta:page-count="2" meta:paragraph-count="22" meta:word-count="526" meta:character-count="3240"/>
  </office:meta>
</office:document-meta>
</file>